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f66" officeooo:paragraph-rsid="001abf66"/>
    </style:style>
    <style:style style:name="P2" style:family="paragraph" style:parent-style-name="Standard">
      <style:text-properties officeooo:paragraph-rsid="001abf66"/>
    </style:style>
    <style:style style:name="P3" style:family="paragraph" style:parent-style-name="Standard">
      <style:text-properties officeooo:paragraph-rsid="001e00b8"/>
    </style:style>
    <style:style style:name="P4" style:family="paragraph" style:parent-style-name="Standard">
      <style:text-properties officeooo:rsid="001fbcee" officeooo:paragraph-rsid="001fbcee"/>
    </style:style>
    <style:style style:name="P5" style:family="paragraph" style:parent-style-name="Standard">
      <style:text-properties officeooo:paragraph-rsid="001d2d03"/>
    </style:style>
    <style:style style:name="P6" style:family="paragraph" style:parent-style-name="Standard">
      <style:text-properties officeooo:rsid="0021b41e" officeooo:paragraph-rsid="0021b41e"/>
    </style:style>
    <style:style style:name="T1" style:family="text">
      <style:text-properties officeooo:rsid="001abf66"/>
    </style:style>
    <style:style style:name="T2" style:family="text">
      <style:text-properties officeooo:rsid="001b17a7"/>
    </style:style>
    <style:style style:name="T3" style:family="text">
      <style:text-properties officeooo:rsid="001bb161"/>
    </style:style>
    <style:style style:name="T4" style:family="text">
      <style:text-properties officeooo:rsid="001d2d03"/>
    </style:style>
    <style:style style:name="T5" style:family="text">
      <style:text-properties officeooo:rsid="001e00b8"/>
    </style:style>
    <style:style style:name="T6" style:family="text">
      <style:text-properties officeooo:rsid="001fbcee"/>
    </style:style>
    <style:style style:name="T7" style:family="text">
      <style:text-properties officeooo:rsid="0021b41e"/>
    </style:style>
    <style:style style:name="T8" style:family="text">
      <style:text-properties officeooo:rsid="002346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my name is Fowzy</text:p>
      <text:p text:style-name="P1">my name is Paxton</text:p>
      <text:p text:style-name="P2"><text:span text:style-name="T3">To</text:span><text:span text:style-name="T1">day we’re going to talk about our project Secure Connection which is simply a program to protect normal user</text:span><text:span text:style-name="T3">s</text:span><text:span text:style-name="T1"> from wifi </text:span><text:span text:style-name="T3">a</text:span><text:span text:style-name="T1">ttacks, such as Twin Evil Attack which we’re going to explain in the next </text:span><text:span text:style-name="T3">few </text:span><text:span text:style-name="T1">slides.</text:span></text:p>
      <text:p text:style-name="P5">To start off what is our goal? To prevent Evil Twin Attacks. Why is it Hard? Well because <text:span text:style-name="T5">it’s a common issue and the public is at risk of these possible attacks and if the user is not aware of it then good luck protecting yourself!</text:span></text:p>
      <text:p text:style-name="P2">So What is Twin Evil Attack? <text:s/>as you can see we have a regualr wifi to our left <text:span text:style-name="T7">which is a </text:span>public wifi that we’re using in our daily life! And as you can see we have <text:span text:style-name="T3">E</text:span>SSID which is Wifi’ name and we have as well <text:span text:style-name="T3">B</text:span><text:span text:style-name="T2">SSID</text:span> which is <text:span text:style-name="T4">the</text:span> MAC address <text:span text:style-name="T4">we also have</text:span> someone near by want<text:span text:style-name="T4">ing</text:span> to steal data <text:span text:style-name="T4">by</text:span><text:span text:style-name="T2"> cloning </text:span><text:span text:style-name="T4">the</text:span><text:span text:style-name="T2"> network SSID and pretending to be a local hotspot th</text:span><text:span text:style-name="T4">at</text:span><text:span text:style-name="T2"> the attacker will use, </text:span><text:span text:style-name="T4">by using the </text:span><text:span text:style-name="T2">de-authen-tication attack which is </text:span><text:span text:style-name="T4">essentially</text:span><text:span text:style-name="T2"> try</text:span><text:span text:style-name="T4">ing to</text:span><text:span text:style-name="T3"> </text:span><text:span text:style-name="T2">force the user to </text:span><text:span text:style-name="T4">connect to </text:span><text:span text:style-name="T2">the </text:span><text:span text:style-name="T3">deceitful</text:span><text:span text:style-name="T2"> network.</text:span></text:p>
      <text:p text:style-name="P6">Here are some solutions that others have tried to use such as the karma attacks against twin attacks,vpn,disable auto connection, or avoid public wifi all together, wips.</text:p>
      <text:p text:style-name="P6"/>
      <text:p text:style-name="P6"/>
      <text:p text:style-name="P3"><text:span text:style-name="T6">In our approach w</text:span><text:span text:style-name="T5">e plan </text:span><text:span text:style-name="T8">on</text:span><text:span text:style-name="T5"> notifying the user of an</text:span><text:span text:style-name="T6"> </text:span><text:span text:style-name="T8">(possible)</text:span><text:span text:style-name="T5"> attack and provide the user with secure encrypted connection </text:span><text:span text:style-name="T6">and if we have enough time we will add another feature that will prevent any other user from connecting to the rogue network. </text:span></text:p>
      <text:p text:style-name="P4">Our vision</text:p>
      <text:p text:style-name="P4">that our program will notify the user like what we see in that pictur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23:17:29.250399250</meta:creation-date>
    <dc:date>2021-10-04T01:13:45.954589783</dc:date>
    <meta:editing-duration>PT9M55S</meta:editing-duration>
    <meta:editing-cycles>1</meta:editing-cycles>
    <meta:document-statistic meta:table-count="0" meta:image-count="0" meta:object-count="0" meta:page-count="1" meta:paragraph-count="9" meta:word-count="278" meta:character-count="1488" meta:non-whitespace-character-count="1216"/>
    <meta:generator>LibreOffice/6.4.7.2$Linux_X86_64 LibreOffice_project/40$Build-2</meta:generator>
  </office:meta>
</office:document-meta>
</file>